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 style:family="text">
      <style:text-properties fo:font-size="16.00pt" fo:font-weight="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Segoe UI Symbol'" style:font-family-asian="'Segoe UI Symbol'" style:font-family-complex="'Segoe UI Symbol'"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Segoe UI Symbol'" style:font-family-asian="'Segoe UI Symbol'" style:font-family-complex="'Segoe UI Symbol'"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a xlink:href="https://www.techinfected.net/2016/10/hello-world-html-page-in-django-ubuntu-linux-mint.html"><text:span text:style-name="T1">https://www.techinfected.net/2016/10/hello-world-html-page-in-django-ubuntu-linux-mint.html</text:span></text:a><text:span text:style-name="T2"/></text:p>
      <text:p text:style-name="P1"><text:span text:style-name="T3"/></text:p>
      <text:p text:style-name="P1"><text:span text:style-name="T3"/></text:p>
      <text:p text:style-name="P1"><text:span text:style-name="T3"/></text:p>
      <text:p text:style-name="P1"><text:span text:style-name="T4">hdadmin@mca33:~$ sudo apt-get install python-pip</text:span></text:p>
      <text:p text:style-name="P1"><text:span text:style-name="T4">[sudo] password for hdadmin: </text:span></text:p>
      <text:p text:style-name="P1"><text:span text:style-name="T4">Reading package lists... Done</text:span></text:p>
      <text:p text:style-name="P1"><text:span text:style-name="T4">Building dependency tree<text:s text:c="7"/></text:span></text:p>
      <text:p text:style-name="P1"><text:span text:style-name="T4">Reading state information... Done</text:span></text:p>
      <text:p text:style-name="P1"><text:span text:style-name="T4">python-pip is already the newest version (9.0.1-2.3~ubuntu1).</text:span></text:p>
      <text:p text:style-name="P1"><text:span text:style-name="T4">0 upgraded, 0 newly installed, 0 to remove and 14 not upgraded.</text:span></text:p>
      <text:p text:style-name="P1"><text:span text:style-name="T4">hdadmin@mca33:~$ sudo pip install virtualenv</text:span></text:p>
      <text:p text:style-name="P1"><text:span text:style-name="T4">The directory '/home/hdadmin/.cache/pip/http' or its parent directory is not owned by the current user and the cache has been disabled. Please check the permissions and owner of that directory. If executing pip with sudo, you may want sudo's -H flag.</text:span></text:p>
      <text:p text:style-name="P1"><text:span text:style-name="T4">The directory '/home/hdadmin/.cache/pip' or its parent directory is not owned by the current user and caching wheels has been disabled. check the permissions and owner of that directory. If executing pip with sudo, you may want sudo's -H flag.­</text:span></text:p>
      <text:p text:style-name="P1"><text:span text:style-name="T4">Collecting virtualenv</text:span></text:p>
      <text:p text:style-name="P1"><text:span text:style-name="T4"><text:s text:c="2"/>Downloading<text:s/></text:span><text:a xlink:href="https://files.pythonhosted.org/packages/7c/17/9b7b6cddfd255388b58c61e25b091047f6814183e1d63741c8df8dcd65a2/virtualenv-16.1.0-py2.py3-none-any.whl"><text:span text:style-name="T5">https://files.pythonhosted.org/packages/7c/17/9b7b6cddfd255388b58c61e25b091047f6814183e1d63741c8df8dcd65a2/virtualenv-16.1.0-py2.py3-none-any.whl</text:span></text:a><text:span text:style-name="T6"><text:s/>(1.9MB)</text:span></text:p>
      <text:p text:style-name="P1"><text:span text:style-name="T6"><text:s text:c="4"/>100% |</text:span><text:span text:style-name="T7">████████████████████████████████</text:span><text:span text:style-name="T8">| 1.9MB 370kB/s </text:span></text:p>
      <text:p text:style-name="P1"><text:span text:style-name="T8">Installing collected packages: virtualenv</text:span></text:p>
      <text:p text:style-name="P1"><text:span text:style-name="T8">Successfully installed virtualenv-16.1.0</text:span></text:p>
      <text:p text:style-name="P1"><text:span text:style-name="T8">hdadmin@mca33:~$ virtualenv myenv</text:span></text:p>
      <text:p text:style-name="P1"><text:span text:style-name="T8">New python executable in /home/hdadmin/myenv/bin/python­</text:span></text:p>
      <text:p text:style-name="P1"><text:span text:style-name="T8">Installing setuptools, pip, wheel...</text:span></text:p>
      <text:p text:style-name="P1"><text:span text:style-name="T8">done.</text:span></text:p>
      <text:p text:style-name="P1"><text:span text:style-name="T8">hdadmin@mca33:~$ cd myenv</text:span></text:p>
      <text:p text:style-name="P1"><text:span text:style-name="T8">hdadmin@mca33:~/myenv$ source bin/activate</text:span></text:p>
      <text:p text:style-name="P1"><text:span text:style-name="T9"/></text:p>
      <text:p text:style-name="P1"><text:span text:style-name="T10">(myenv) hdadmin@mca33:~/myenv$ ls</text:span></text:p>
      <text:p text:style-name="P1"><text:span text:style-name="T10">bin<text:s text:c="2"/>include<text:s text:c="2"/>lib<text:s text:c="2"/>local</text:span></text:p>
      <text:p text:style-name="P1"><text:span text:style-name="T10">(myenv) hdadmin@mca33:~/myenv$ pip install django==1.9</text:span></text:p>
      <text:p text:style-name="P1"><text:span text:style-name="T10">Collecting django==1.9</text:span></text:p>
      <text:p text:style-name="P1"><text:span text:style-name="T10"><text:s text:c="2"/>Downloading<text:s/></text:span><text:a xlink:href="https://files.pythonhosted.org/packages/ea/9b/b5a6360b3dfcd88d4bad70f59da26cbde4bdec395a31bb26dc840e806a50/Django-1.9-py2.py3-none-any.whl"><text:span text:style-name="T11">https://files.pythonhosted.org/packages/ea/9b/b5a6360b3dfcd88d4bad70f59da26cbde4bdec395a31bb26dc840e806a50/Django-1.9-py2.py3-none-any.whl</text:span></text:a><text:span text:style-name="T12"><text:s/>(6.6MB)</text:span></text:p>
      <text:p text:style-name="P1"><text:span text:style-name="T12"><text:s text:c="4"/>100% |</text:span><text:span text:style-name="T13">████████████████████████████████</text:span><text:span text:style-name="T14">| 6.6MB 525kB/s </text:span></text:p>
      <text:p text:style-name="P1"><text:span text:style-name="T14">Installing collected packages: django</text:span></text:p>
      <text:p text:style-name="P1"><text:span text:style-name="T14">Successfully installed django-1.9</text:span></text:p>
      <text:p text:style-name="P1"><text:span text:style-name="T14">(myenv) hdadmin@mca33:~/myenv$ django-admin startproject mywebpage</text:span></text:p>
      <text:p text:style-name="P1"><text:span text:style-name="T14">(myenv) hdadmin@mca33:~/myenv$ ls</text:span></text:p>
      <text:p text:style-name="P1"><text:span text:style-name="T14">bin<text:s text:c="2"/>include<text:s text:c="2"/>lib<text:s text:c="2"/>local<text:s text:c="2"/>mywebpage</text:span></text:p>
      <text:p text:style-name="P1"><text:span text:style-name="T14">(myenv) hdadmin@mca33:~/myenv$<text:s text:c="2"/>mv mywebpage/ src</text:span></text:p>
      <text:p text:style-name="P1"><text:span text:style-name="T14">(myenv) hdadmin@mca33:~/myenv$ cd src/</text:span></text:p>
      <text:p text:style-name="P1"><text:span text:style-name="T14">(myenv) hdadmin@mca33:~/myenv/src$ ls</text:span></text:p>
      <text:p text:style-name="P1"><text:span text:style-name="T14">manage.py<text:s text:c="2"/>mywebpage</text:span></text:p>
      <text:p text:style-name="P1"><text:span text:style-name="T14">(myenv) hdadmin@mca33:~/myenv/src$ cd mywebpage/</text:span></text:p>
      <text:p text:style-name="P1"><text:span text:style-name="T14">(myenv) hdadmin@mca33:~/myenv/src/mywebpage$ ls</text:span></text:p>
      <text:p text:style-name="P1"><text:span text:style-name="T14">__init__.py<text:s text:c="2"/>settings.py<text:s text:c="2"/>urls.py<text:s text:c="2"/>wsgi.py</text:span></text:p>
      <text:p text:style-name="P1"><text:span text:style-name="T14">(myenv) hdadmin@mca33:~/myenv/src/mywebpage$ cd ..</text:span></text:p>
      <text:p text:style-name="P1"><text:span text:style-name="T14">(myenv) hdadmin@mca33:~/myenv/src$<text:s text:c="2"/>python manage.py runserver</text:span></text:p>
      <text:p text:style-name="P1"><text:span text:style-name="T14">Performing system checks...</text:span></text:p>
      <text:p text:style-name="P1"><text:span text:style-name="T15"/></text:p>
      <text:p text:style-name="P1"><text:span text:style-name="T16">System check identified no issues (0 silenced).</text:span></text:p>
      <text:p text:style-name="P1"><text:span text:style-name="T17"/></text:p>
      <text:p text:style-name="P1"><text:span text:style-name="T18">You have unapplied migrations; your app may not work properly until they are applied.</text:span></text:p>
      <text:p text:style-name="P1"><text:span text:style-name="T18">Run 'python manage.py migrate' to apply them.</text:span></text:p>
      <text:p text:style-name="P1"><text:span text:style-name="T19"/></text:p>
      <text:p text:style-name="P1"><text:span text:style-name="T20">December 01, 2018 - 04:38:52</text:span></text:p>
      <text:p text:style-name="P1"><text:span text:style-name="T20">Django version 1.9, using settings 'mywebpage.settings'</text:span></text:p>
      <text:p text:style-name="P1"><text:span text:style-name="T20">Starting development server at<text:s/></text:span><text:a xlink:href="http://127.0.0.1:8000/"><text:span text:style-name="T21">http://127.0.0.1:8000/</text:span></text:a><text:span text:style-name="T22"/></text:p>
      <text:p text:style-name="P1"><text:span text:style-name="T22">Quit the server with CONTROL-C.</text:span></text:p>
      <text:p text:style-name="P1"><text:span text:style-name="T22">Not Found: /</text:span></text:p>
      <text:p text:style-name="P1"><text:span text:style-name="T22">[01/Dec/2018 04:39:09] "GET / HTTP/1.1" 200 1767</text:span></text:p>
      <text:p text:style-name="P1"><text:span text:style-name="T22">Not Found: /favicon.ico</text:span></text:p>
      <text:p text:style-name="P1"><text:span text:style-name="T22">[01/Dec/2018 04:39:09] "GET /favicon.ico HTTP/1.1" 404 1939</text:span></text:p>
      <text:p text:style-name="P1"><text:span text:style-name="T22">^C(myenv) hdadmin@mca33:~/myenv/src$ django-admin startapp helloworld</text:span></text:p>
      <text:p text:style-name="P1"><text:span text:style-name="T22">(myenv) hdadmin@mca33:~/myenv/src$ ls</text:span></text:p>
      <text:p text:style-name="P1"><text:span text:style-name="T22">db.sqlite3<text:s text:c="2"/>helloworld<text:s text:c="2"/>manage.py<text:s text:c="2"/>mywebpage</text:span></text:p>
      <text:p text:style-name="P1"><text:span text:style-name="T22">(myenv) hdadmin@mca33:~/myenv/src$ ls</text:span></text:p>
      <text:p text:style-name="P1"><text:span text:style-name="T22">db.sqlite3<text:s text:c="2"/>helloworld<text:s text:c="2"/>manage.py<text:s text:c="2"/>mywebpage</text:span></text:p>
      <text:p text:style-name="P1"><text:span text:style-name="T22">(myenv) hdadmin@mca33:~/myenv/src$ python manage.py runserver</text:span></text:p>
      <text:p text:style-name="P1"><text:span text:style-name="T22">Performing system checks...</text:span></text:p>
      <text:p text:style-name="P1"><text:span text:style-name="T23"/></text:p>
      <text:p text:style-name="P1"><text:span text:style-name="T24">System check identified no issues (0 silenced).</text:span></text:p>
      <text:p text:style-name="P1"><text:span text:style-name="T25"/></text:p>
      <text:p text:style-name="P1"><text:span text:style-name="T26">You have unapplied migrations; your app may not work properly until they are applied.</text:span></text:p>
      <text:p text:style-name="P1"><text:span text:style-name="T26">Run 'python manage.py migrate' to apply them.</text:span></text:p>
      <text:p text:style-name="P1"><text:span text:style-name="T27"/></text:p>
      <text:p text:style-name="P1"><text:span text:style-name="T28">December 01, 2018 - 04:49:29</text:span></text:p>
      <text:p text:style-name="P1"><text:span text:style-name="T28">Django version 1.9, using settings 'mywebpage.settings'</text:span></text:p>
      <text:p text:style-name="P1"><text:span text:style-name="T28">Starting development server at<text:s/></text:span><text:a xlink:href="http://127.0.0.1:8000/"><text:span text:style-name="T29">http://127.0.0.1:8000/</text:span></text:a><text:span text:style-name="T30"/></text:p>
      <text:p text:style-name="P1"><text:span text:style-name="T30">Quit the server with CONTROL-C.</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